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95f87"/>
    </style:style>
    <style:style style:name="P2" style:family="paragraph" style:parent-style-name="Heading_20_1" style:list-style-name="">
      <style:text-properties officeooo:paragraph-rsid="00195f87"/>
    </style:style>
    <style:style style:name="P3" style:family="paragraph" style:parent-style-name="Heading_20_1">
      <style:paragraph-properties fo:break-before="page"/>
      <style:text-properties officeooo:paragraph-rsid="001adba1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Preformatted_20_Text">
      <style:paragraph-properties fo:margin-top="0in" fo:margin-bottom="0in" style:contextual-spacing="false" fo:padding="0in" fo:border="none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195f87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break-before="page" fo:padding="0in" fo:border="none"/>
    </style:style>
    <style:style style:name="P12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paragraph-properties fo:margin-top="0in" fo:margin-bottom="0.0598in" style:contextual-spacing="false"/>
      <style:text-properties officeooo:paragraph-rsid="00195f87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95f87"/>
    </style:style>
    <style:style style:name="P17" style:family="paragraph" style:parent-style-name="Text_20_body">
      <style:paragraph-properties fo:margin-top="0in" fo:margin-bottom="0.1in" style:contextual-spacing="false"/>
      <style:text-properties officeooo:paragraph-rsid="00195f87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42. The Number of the Smallest Unoccupied Chair</text:h>
      <text:p text:style-name="P9">There is a party where <text:span text:style-name="Source_20_Text"><text:span text:style-name="T1">n</text:span></text:span> friends numbered from <text:span text:style-name="Source_20_Text"><text:span text:style-name="T1">0</text:span></text:span> to <text:span text:style-name="Source_20_Text"><text:span text:style-name="T1">n - 1</text:span></text:span> are attending. There is an <text:span text:style-name="Strong_20_Emphasis"><text:span text:style-name="T2">infinite</text:span></text:span> number of chairs in this party that are numbered from <text:span text:style-name="Source_20_Text"><text:span text:style-name="T1">0</text:span></text:span> to <text:span text:style-name="Source_20_Text"><text:span text:style-name="T1">infinity</text:span></text:span>. When a friend arrives at the party, they sit on the unoccupied chair with the <text:span text:style-name="Strong_20_Emphasis"><text:span text:style-name="T2">smallest number</text:span></text:span>.</text:p>
      <text:list text:style-name="L1">
        <text:list-item>
          <text:p text:style-name="P12">For example, if chairs <text:span text:style-name="Source_20_Text"><text:span text:style-name="T1">0</text:span></text:span>, <text:span text:style-name="Source_20_Text"><text:span text:style-name="T1">1</text:span></text:span>, and <text:span text:style-name="Source_20_Text"><text:span text:style-name="T1">5</text:span></text:span> are occupied when a friend comes, they will sit on chair number <text:span text:style-name="Source_20_Text"><text:span text:style-name="T1">2</text:span></text:span>.</text:p>
        </text:list-item>
      </text:list>
      <text:p text:style-name="P9">When a friend leaves the party, their chair becomes unoccupied at the moment they leave. If another friend arrives at that same moment, they can sit in that chair.</text:p>
      <text:p text:style-name="P9">You are given a <text:span text:style-name="Strong_20_Emphasis"><text:span text:style-name="T2">0-indexed</text:span></text:span> 2D integer array <text:span text:style-name="Source_20_Text"><text:span text:style-name="T1">times</text:span></text:span> where <text:span text:style-name="Source_20_Text"><text:span text:style-name="T1">times[i] = [arrival</text:span></text:span><text:span text:style-name="Source_20_Text"><text:span text:style-name="T2">i</text:span></text:span><text:span text:style-name="Source_20_Text"><text:span text:style-name="T1">, leaving</text:span></text:span><text:span text:style-name="Source_20_Text"><text:span text:style-name="T2">i</text:span></text:span><text:span text:style-name="Source_20_Text"><text:span text:style-name="T1">]</text:span></text:span>, indicating the arrival and leaving times of the <text:span text:style-name="Source_20_Text"><text:span text:style-name="T1">i</text:span></text:span><text:span text:style-name="Source_20_Text"><text:span text:style-name="T2">th</text:span></text:span> friend respectively, and an integer <text:span text:style-name="Source_20_Text"><text:span text:style-name="T1">targetFriend</text:span></text:span>. All arrival times are <text:span text:style-name="Strong_20_Emphasis"><text:span text:style-name="T2">distinct</text:span></text:span>.</text:p>
      <text:p text:style-name="P9">Return<text:span text:style-name="Emphasis"><text:span text:style-name="T2"> the </text:span></text:span><text:span text:style-name="Emphasis"><text:span text:style-name="Strong_20_Emphasis"><text:span text:style-name="T2">chair number</text:span></text:span></text:span><text:span text:style-name="Emphasis"><text:span text:style-name="T2"> that the friend numbered </text:span></text:span><text:span text:style-name="Source_20_Text"><text:span text:style-name="T1">targetFriend</text:span></text:span><text:span text:style-name="Emphasis"><text:span text:style-name="T2"> will sit on</text:span></text:span>.</text:p>
      <text:p text:style-name="P9"><text:span text:style-name="Strong_20_Emphasis"><text:span text:style-name="T2">Example 1:</text:span></text:span></text:p>
      <text:p text:style-name="P4"><text:span text:style-name="Strong_20_Emphasis"><text:span text:style-name="T2">Input:</text:span></text:span> times = [[1,4],[2,3],[4,6]], targetFriend = 1</text:p>
      <text:p text:style-name="P4"><text:span text:style-name="Strong_20_Emphasis"><text:span text:style-name="T2">Output:</text:span></text:span> 1</text:p>
      <text:p text:style-name="P4"><text:span text:style-name="Strong_20_Emphasis"><text:span text:style-name="T2">Explanation:</text:span></text:span> </text:p>
      <text:p text:style-name="P6">- Friend 0 arrives at time 1 and sits on chair 0.</text:p>
      <text:p text:style-name="P6">- Friend 1 arrives at time 2 and sits on chair 1.</text:p>
      <text:p text:style-name="P6">- Friend 1 leaves at time 3 and chair 1 becomes empty.</text:p>
      <text:p text:style-name="P6">- Friend 0 leaves at time 4 and chair 0 becomes empty.</text:p>
      <text:p text:style-name="P6">- Friend 2 arrives at time 4 and sits on chair 0.</text:p>
      <text:p text:style-name="P5">Since friend 1 sat on chair 1, we return 1.</text:p>
      <text:p text:style-name="P9"><text:span text:style-name="Strong_20_Emphasis"><text:span text:style-name="T2">Example 2:</text:span></text:span></text:p>
      <text:p text:style-name="P4"><text:span text:style-name="Strong_20_Emphasis"><text:span text:style-name="T2">Input:</text:span></text:span> times = [[3,10],[1,5],[2,6]], targetFriend = 0</text:p>
      <text:p text:style-name="P4"><text:span text:style-name="Strong_20_Emphasis"><text:span text:style-name="T2">Output:</text:span></text:span> 2</text:p>
      <text:p text:style-name="P4"><text:span text:style-name="Strong_20_Emphasis"><text:span text:style-name="T2">Explanation:</text:span></text:span> </text:p>
      <text:p text:style-name="P6">- Friend 1 arrives at time 1 and sits on chair 0.</text:p>
      <text:p text:style-name="P6">- Friend 2 arrives at time 2 and sits on chair 1.</text:p>
      <text:p text:style-name="P6">- Friend 0 arrives at time 3 and sits on chair 2.</text:p>
      <text:p text:style-name="P6">- Friend 1 leaves at time 5 and chair 0 becomes empty.</text:p>
      <text:p text:style-name="P6">- Friend 2 leaves at time 6 and chair 1 becomes empty.</text:p>
      <text:p text:style-name="P6">- Friend 0 leaves at time 10 and chair 2 becomes empty.</text:p>
      <text:p text:style-name="P7">Since friend 0 sat on chair 2, we return 2.</text:p>
      <text:p text:style-name="P10"><text:span text:style-name="Strong_20_Emphasis"><text:span text:style-name="T2"/></text:span></text:p>
      <text:p text:style-name="P11"><text:span text:style-name="Strong_20_Emphasis"><text:span text:style-name="T2">Constraints:</text:span></text:span></text:p>
      <text:list text:style-name="L2">
        <text:list-item>
          <text:p text:style-name="P13"><text:span text:style-name="Source_20_Text"><text:span text:style-name="T1">n == times.length</text:span></text:span></text:p>
        </text:list-item>
        <text:list-item>
          <text:p text:style-name="P13"><text:span text:style-name="Source_20_Text"><text:span text:style-name="T1">2 &lt;= n &lt;= 10</text:span></text:span><text:span text:style-name="Source_20_Text"><text:span text:style-name="T3">4</text:span></text:span></text:p>
        </text:list-item>
        <text:list-item>
          <text:p text:style-name="P13"><text:span text:style-name="Source_20_Text"><text:span text:style-name="T1">times[i].length == 2</text:span></text:span></text:p>
        </text:list-item>
        <text:list-item>
          <text:p text:style-name="P13"><text:span text:style-name="Source_20_Text"><text:span text:style-name="T1">1 &lt;= arrival</text:span></text:span><text:span text:style-name="Source_20_Text"><text:span text:style-name="T2">i</text:span></text:span><text:span text:style-name="Source_20_Text"><text:span text:style-name="T1"> &lt; leaving</text:span></text:span><text:span text:style-name="Source_20_Text"><text:span text:style-name="T2">i</text:span></text:span><text:span text:style-name="Source_20_Text"><text:span text:style-name="T1"> &lt;= 10</text:span></text:span><text:span text:style-name="Source_20_Text"><text:span text:style-name="T3">5</text:span></text:span></text:p>
        </text:list-item>
        <text:list-item>
          <text:p text:style-name="P13"><text:span text:style-name="Source_20_Text"><text:span text:style-name="T1">0 &lt;= targetFriend &lt;= n - 1</text:span></text:span></text:p>
        </text:list-item>
        <text:list-item>
          <text:p text:style-name="P14">Each <text:span text:style-name="Source_20_Text"><text:span text:style-name="T1">arrival</text:span></text:span><text:span text:style-name="Source_20_Text"><text:span text:style-name="T2">i</text:span></text:span> time is <text:span text:style-name="Strong_20_Emphasis"><text:span text:style-name="T2">distinct</text:span></text:span>.</text:p>
        </text:list-item>
      </text:list>
      <text:h text:style-name="P2" text:outline-level="1"/>
      <text:h text:style-name="P1" text:outline-level="1">1942. The Number of the Smallest Unoccupied Chair</text:h>
      <text:p text:style-name="P16">/*</text:p>
      <text:p text:style-name="P16"><text:s text:c="4"/><text:span text:style-name="T6">Brute force</text:span></text:p>
      <text:p text:style-name="P16"><text:s text:c="4"/>Time complexity: O(nlogn+n^2)=O(n^2)</text:p>
      <text:p text:style-name="P16"><text:s text:c="4"/>Space complexity: O(n)</text:p>
      <text:p text:style-name="P16">*/</text:p>
      <text:p text:style-name="P16">class Solution {</text:p>
      <text:p text:style-name="P16"><text:s text:c="4"/>public:</text:p>
      <text:p text:style-name="P16"><text:s text:c="8"/>int smallestChair(std::vector&lt;std::vector&lt;int&gt;&gt;&amp; times, int targetFriend){</text:p>
      <text:p text:style-name="P16"><text:s text:c="12"/>int n=times.size();</text:p>
      <text:p text:style-name="P16"/>
      <text:p text:style-name="P16"><text:s text:c="12"/>int target_friend_arrival=times[targetFriend][0];</text:p>
      <text:p text:style-name="P16"/>
      <text:p text:style-name="P16"><text:s text:c="12"/>std::sort(times.begin(),times.end());</text:p>
      <text:p text:style-name="P16"/>
      <text:p text:style-name="P16"><text:s text:c="12"/>std::vector&lt;int&gt; chairs(n,-1);</text:p>
      <text:p text:style-name="P16"/>
      <text:p text:style-name="P16"><text:s text:c="12"/>for(auto&amp; time: times){</text:p>
      <text:p text:style-name="P16"><text:s text:c="16"/>int arrival=time[0];</text:p>
      <text:p text:style-name="P16"><text:s text:c="16"/>int leave=time[1];</text:p>
      <text:p text:style-name="P16"><text:s text:c="16"/>int i=0;</text:p>
      <text:p text:style-name="P16"><text:s text:c="16"/>bool is_occupied=false;</text:p>
      <text:p text:style-name="P16"><text:s text:c="16"/>while(i&lt;n&amp;&amp;!is_occupied){</text:p>
      <text:p text:style-name="P16"><text:s text:c="20"/>if(chairs[i]&lt;=arrival){</text:p>
      <text:p text:style-name="P16"><text:s text:c="24"/>if(arrival==target_friend_arrival) return i;</text:p>
      <text:p text:style-name="P16"><text:s text:c="24"/>chairs[i]=leave;</text:p>
      <text:p text:style-name="P16"><text:s text:c="24"/>is_occupied=true;</text:p>
      <text:p text:style-name="P16"><text:s text:c="20"/>}</text:p>
      <text:p text:style-name="P16"><text:s text:c="20"/>else is_occupied=false;</text:p>
      <text:p text:style-name="P16"><text:s text:c="20"/>i++;</text:p>
      <text:p text:style-name="P16"><text:s text:c="16"/>}</text:p>
      <text:p text:style-name="P16"><text:s text:c="12"/>}</text:p>
      <text:p text:style-name="P16"><text:s text:c="12"/>return -1;</text:p>
      <text:p text:style-name="P16"><text:s text:c="8"/>}</text:p>
      <text:p text:style-name="P16">};</text:p>
      <text:h text:style-name="P3" text:outline-level="1">1942. The Number of the Smallest Unoccupied Chair</text:h>
      <text:p text:style-name="P16">/*</text:p>
      <text:p text:style-name="P16"><text:s text:c="4"/><text:span text:style-name="T6">Min heaps</text:span></text:p>
      <text:p text:style-name="P16"><text:s text:c="4"/>Time complexity: O(nlogn)</text:p>
      <text:p text:style-name="P16"><text:s text:c="4"/>Space complexity: O(2n)=O(n)</text:p>
      <text:p text:style-name="P16">*/</text:p>
      <text:p text:style-name="P16">typedef std::pair&lt;int,int&gt; ii;</text:p>
      <text:p text:style-name="P16">typedef std::vector&lt;ii&gt; vii;</text:p>
      <text:p text:style-name="P16">class Solution {</text:p>
      <text:p text:style-name="P16"><text:s text:c="4"/>public:</text:p>
      <text:p text:style-name="P16"><text:s text:c="8"/>int smallestChair(std::vector&lt;std::vector&lt;int&gt;&gt;&amp; times, int targetFriend){</text:p>
      <text:p text:style-name="P15"><text:s text:c="12"/>int n=times.size();</text:p>
      <text:p text:style-name="P15"><text:s text:c="12"/>int target_friend_arrival=times[targetFriend][0];</text:p>
      <text:p text:style-name="P15"><text:s text:c="12"/>std::priority_queue&lt;ii,vii,std::greater&lt;ii&gt;&gt; occupied_chairs;</text:p>
      <text:p text:style-name="P15"><text:s text:c="12"/>std::priority_queue&lt;int,std::vector&lt;int&gt;,std::greater&lt;int&gt;&gt; availabe_chairs;</text:p>
      <text:p text:style-name="P17"><text:s text:c="12"/>for(int i=0;i&lt;n;++i) availabe_chairs.push(i);</text:p>
      <text:p text:style-name="P17"><text:s text:c="12"/>std::sort(times.begin(),times.end());</text:p>
      <text:p text:style-name="P16"><text:s text:c="12"/>for(int i=0;i&lt;n;++i){</text:p>
      <text:p text:style-name="P16"><text:s text:c="16"/>int arrival=times[i][0];</text:p>
      <text:p text:style-name="P17"><text:s text:c="16"/>int leave=times[i][1];</text:p>
      <text:p text:style-name="P16"><text:s text:c="16"/>while(!occupied_chairs.empty() &amp;&amp; occupied_chairs.top().first&lt;=arrival){</text:p>
      <text:p text:style-name="P16"><text:s text:c="20"/>availabe_chairs.push(occupied_chairs.top().second);</text:p>
      <text:p text:style-name="P16"><text:s text:c="20"/>occupied_chairs.pop();</text:p>
      <text:p text:style-name="P17"><text:s text:c="16"/>}</text:p>
      <text:p text:style-name="P16"><text:s text:c="16"/>if(!availabe_chairs.empty()){</text:p>
      <text:p text:style-name="P16"><text:s text:c="20"/>int chair=availabe_chairs.top();</text:p>
      <text:p text:style-name="P16"><text:s text:c="20"/>availabe_chairs.pop();</text:p>
      <text:p text:style-name="P16"><text:s text:c="20"/>if(arrival==target_friend_arrival) return chair;</text:p>
      <text:p text:style-name="P16"><text:s text:c="20"/>occupied_chairs.push({leave,chair});</text:p>
      <text:p text:style-name="P16"><text:s text:c="16"/>}</text:p>
      <text:p text:style-name="P16"><text:s text:c="12"/>}</text:p>
      <text:p text:style-name="P16"><text:s text:c="12"/>return -1; // Never reached </text:p>
      <text:p text:style-name="P16"><text:s text:c="8"/>}</text:p>
      <text:p text:style-name="P1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8:29:51.438322867</meta:creation-date>
    <dc:date>2024-10-11T22:41:18.410368571</dc:date>
    <meta:editing-duration>PT3H48M43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4" meta:paragraph-count="100" meta:word-count="505" meta:character-count="4150" meta:non-whitespace-character-count="3028"/>
  </office:meta>
</office:document-meta>
</file>